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Source_Text"><text:span text:style-name="KeywordTok">foreach</text:span>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Source_Text"><text:span text:style-name="KeywordTok">for</text:span></text:span> loops and <text:span text:style-name="Source_Text"><text:span text:style-name="KeywordTok">foreach</text:span></text:span> loops by converting between them, and</text:p>
        </text:list-item>
        <text:list-item>
          <text:p text:style-name="P1">To illustrate how <text:span text:style-name="Source_Text"><text:span text:style-name="KeywordTok">foreach</text:span></text:span> can be useful in conjunction with classes.</text:p>
        </text:list-item>
      </text:list>
      <text:h text:style-name="Heading_20_1" text:outline-level="1"><text:bookmark-start text:name="practicing-foreach-loops"/>Practicing <text:span text:style-name="Source_Text"><text:span text:style-name="KeywordTok">foreach</text:span>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OperatorTok">[]</text:span><text:span text:style-name="NormalTok"><text:s text:c="1"/>primes </text:span><text:span text:style-name="OperatorTok">=</text:span><text:span text:style-name="NormalTok"><text:s text:c="1"/></text:span><text:span text:style-name="OperatorTok">{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DecValTok">13</text:span><text:span text:style-name="OperatorTok">,</text:span><text:span text:style-name="NormalTok"><text:s text:c="1"/></text:span><text:span text:style-name="DecValTok">17</text:span><text:span text:style-name="OperatorTok">,</text:span><text:span text:style-name="NormalTok"><text:s text:c="1"/></text:span><text:span text:style-name="DecValTok">19</text:span><text:span text:style-name="OperatorTok">};</text:span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primes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primes</text:span><text:span text:style-name="OperatorTok">[</text:span><text:span text:style-name="NormalTok">i</text:span><text:span text:style-name="OperatorTok">]);</text:span>
</text:p>
      <text:p text:style-name="Preformatted_20_Text">
<text:span text:style-name="OperatorTok">}</text:span>
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2">Identify two differences between the <text:span text:style-name="Source_Text"><text:span text:style-name="KeywordTok">for</text:span></text:span> and <text:span text:style-name="Source_Text"><text:span text:style-name="KeywordTok">foreach</text:span></text:span> versions.</text:p>
        </text:list-item>
        <text:list-item>
          <text:p text:style-name="P2">Which one is easier to understand?</text:p>
        </text:list-item>
        <text:list-item>
          <text:p text:style-name="P2">Which one needs fewer variables?</text:p>
        </text:list-item>
      </text:list>
      <text:p text:style-name="First_20_paragraph">Answers:</text:p>
      <text:p text:style-name="Text_20_body">The code simply becomes:</text:p>
      <text:p text:style-name="Preformatted_20_Text">
<text:span text:style-name="DataTypeTok">int</text:span><text:span text:style-name="OperatorTok">[]</text:span><text:span text:style-name="NormalTok"><text:s text:c="1"/>primes </text:span><text:span text:style-name="OperatorTok">=</text:span><text:span text:style-name="NormalTok"><text:s text:c="1"/></text:span><text:span text:style-name="OperatorTok">{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DecValTok">13</text:span><text:span text:style-name="OperatorTok">,</text:span><text:span text:style-name="NormalTok"><text:s text:c="1"/></text:span><text:span text:style-name="DecValTok">17</text:span><text:span text:style-name="OperatorTok">,</text:span><text:span text:style-name="NormalTok"><text:s text:c="1"/></text:span><text:span text:style-name="DecValTok">19</text:span><text:span text:style-name="OperatorTok">};</text:span>
</text:p>
      <text:p text:style-name="Preformatted_20_Text">
<text:span text:style-name="KeywordTok">foreach</text:span><text:span text:style-name="OperatorTok">(</text:span><text:span text:style-name="DataTypeTok">int</text:span><text:span text:style-name="NormalTok"><text:s text:c="1"/>val </text:span><text:span text:style-name="KeywordTok">in</text:span><text:span text:style-name="NormalTok"><text:s text:c="1"/>primes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val</text:span><text:span text:style-name="OperatorTok">);</text:span>
</text:p>
      <text:p text:style-name="Preformatted_20_Text">
<text:span text:style-name="OperatorTok">}</text:span><text:span text:style-name="NormalTok"><text:s text:c="4"/></text:span>
</text:p>
      <text:list text:style-name="L3">
        <text:list-item>
          <text:p text:style-name="P3">The differences are the keyword (obviously!), the fact that <text:span text:style-name="Source_Text"><text:span text:style-name="KeywordTok">foreach</text:span></text:span> does not need indices nor to use the <text:span text:style-name="Source_Text"><text:span text:style-name="NormalTok">Length</text:span></text:span> property, and the absence of an update or condition in the header.</text:p>
        </text:list-item>
        <text:list-item>
          <text:p text:style-name="P3">This is a matter of taste, but <text:span text:style-name="Source_Text"><text:span text:style-name="KeywordTok">foreach</text:span></text:span> generally seems more intuitive.</text:p>
        </text:list-item>
        <text:list-item>
          <text:p text:style-name="P3">Both use one additional variable (<text:span text:style-name="Source_Text"><text:span text:style-name="NormalTok">i</text:span></text:span> in the <text:span text:style-name="Source_Text"><text:span text:style-name="KeywordTok">for</text:span></text:span> case, <text:span text:style-name="Source_Text"><text:span text:style-name="NormalTok">val</text:span></text:span> in the <text:span text:style-name="Source_Text"><text:span text:style-name="KeywordTok">foreach</text:span></text:span> case).</text:p>
        </text:list-item>
      </text:list>
      <text:h text:style-name="Heading_20_2" text:outline-level="2"><text:bookmark-start text:name="converting-from-for-to-foreach-12"/>Converting from <text:span text:style-name="Source_Text"><text:span text:style-name="KeywordTok">for</text:span></text:span> to <text:span text:style-name="Source_Text"><text:span text:style-name="KeywordTok">foreach</text:span></text:span> (1/2)<text:bookmark-end text:name="converting-from-for-to-foreach-12"/></text:h>
      <text:p text:style-name="First_20_paragraph">Can you rewrite the following code with a <text:span text:style-name="Source_Text"><text:span text:style-name="KeywordTok">foreach</text:span></text:span> statement? Why?</text:p>
      <text:p text:style-name="Preformatted_20_Text">
<text:span text:style-name="DataTypeTok">double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OperatorTok">{</text:span><text:span text:style-name="FloatTok">1.2</text:span><text:span text:style-name="OperatorTok">,</text:span><text:span text:style-name="NormalTok"><text:s text:c="1"/></text:span><text:span text:style-name="FloatTok">4.3</text:span><text:span text:style-name="OperatorTok">,</text:span><text:span text:style-name="NormalTok"><text:s text:c="1"/></text:span><text:span text:style-name="FloatTok">5.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OperatorTok">-</text:span><text:span text:style-name="FloatTok">3.13</text:span><text:span text:style-name="OperatorTok">,</text:span><text:span text:style-name="NormalTok"><text:s text:c="1"/></text:span><text:span text:style-name="FloatTok">1.7</text:span><text:span text:style-name="OperatorTok">}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numbers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=</text:span><text:span text:style-name="NormalTok"><text:s text:c="1"/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*</text:span><text:span text:style-name="NormalTok"><text:s text:c="1"/></text:span><text:span text:style-name="FloatTok">1.1</text:span><text:span text:style-name="OperatorTok">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s</text:span><text:span text:style-name="OperatorTok">[</text:span><text:span text:style-name="NormalTok">i</text:span><text:span text:style-name="OperatorTok">]);</text:span>
</text:p>
      <text:p text:style-name="Preformatted_20_Text">
<text:span text:style-name="OperatorTok">}</text:span>
</text:p>
      <text:h text:style-name="Heading_20_2" text:outline-level="2"><text:bookmark-start text:name="converting-from-for-to-foreach-22"/>Converting from <text:span text:style-name="Source_Text"><text:span text:style-name="KeywordTok">for</text:span></text:span> to <text:span text:style-name="Source_Text"><text:span text:style-name="KeywordTok">foreach</text:span></text:span> (2/2)<text:bookmark-end text:name="converting-from-for-to-foreach-22"/></text:h>
      <text:p text:style-name="First_20_paragraph">Can you rewrite the following code with a <text:span text:style-name="Source_Text"><text:span text:style-name="KeywordTok">foreach</text:span></text:span> statement? Why?</text:p>
      <text:p text:style-name="Preformatted_20_Text">
<text:span text:style-name="DataTypeTok">double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OperatorTok">{</text:span><text:span text:style-name="FloatTok">1.2</text:span><text:span text:style-name="OperatorTok">,</text:span><text:span text:style-name="NormalTok"><text:s text:c="1"/></text:span><text:span text:style-name="FloatTok">4.3</text:span><text:span text:style-name="OperatorTok">,</text:span><text:span text:style-name="NormalTok"><text:s text:c="1"/></text:span><text:span text:style-name="FloatTok">5.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OperatorTok">-</text:span><text:span text:style-name="FloatTok">3.13</text:span><text:span text:style-name="OperatorTok">,</text:span><text:span text:style-name="NormalTok"><text:s text:c="1"/></text:span><text:span text:style-name="FloatTok">1.7</text:span><text:span text:style-name="OperatorTok">}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numbers</text:span><text:span text:style-name="OperatorTok">.</text:span><text:span text:style-name="FunctionTok">Length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(</text:span><text:span text:style-name="NormalTok"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+</text:span><text:span text:style-name="NormalTok"><text:s text:c="1"/>numbers</text:span><text:span text:style-name="OperatorTok">[</text:span><text:span text:style-name="NormalTok">i</text:span><text:span text:style-name="OperatorTok">+</text:span><text:span text:style-name="DecValTok">1</text:span><text:span text:style-name="OperatorTok">])</text:span><text:span text:style-name="NormalTok"><text:s text:c="1"/></text:span><text:span text:style-name="OperatorTok">/</text:span><text:span text:style-name="NormalTok"><text:s text:c="1"/></text:span><text:span text:style-name="DecValTok">2</text:span><text:span text:style-name="OperatorTok">);</text:span>
</text:p>
      <text:p text:style-name="Preformatted_20_Text">
<text:span text:style-name="OperatorTok">}</text:span>
</text:p>
      <text:h text:style-name="Heading_20_2" text:outline-level="2"><text:bookmark-start text:name="conversion-between-for-and-foreach"/>Conversion between <text:span text:style-name="Source_Text"><text:span text:style-name="KeywordTok">for</text:span></text:span> and <text:span text:style-name="Source_Text"><text:span text:style-name="KeywordTok">foreach</text:span></text:span><text:bookmark-end text:name="conversion-between-for-and-foreach"/></text:h>
      <text:list text:style-name="L4">
        <text:list-item>
          <text:p text:style-name="P4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4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Source_Text"><text:span text:style-name="KeywordTok">foreach</text:span></text:span> With Classes<text:bookmark-end text:name="mixing-foreach-with-classes"/></text:h>
      <text:p text:style-name="First_20_paragraph">Download the <text:a xlink:type="simple" xlink:href="../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5">The <text:span text:style-name="Source_Text"><text:span text:style-name="NormalTok">Book</text:span></text:span> class represents a single book.</text:p>
        </text:list-item>
        <text:list-item>
          <text:p text:style-name="P5"><text:span text:style-name="Source_Text"><text:span text:style-name="NormalTok">Program</text:span></text:span> creates an array of 10 books.</text:p>
        </text:list-item>
      </text:list>
      <text:p text:style-name="First_20_paragraph">Next modify the code in <text:span text:style-name="Source_Text"><text:span text:style-name="NormalTok">Program</text:span><text:span text:style-name="OperatorTok">.</text:span><text:span text:style-name="FunctionTok">cs</text:span></text:span> to perform the following steps:</text:p>
      <text:list text:style-name="L6">
        <text:list-item>
          <text:p text:style-name="P6">Write a <text:span text:style-name="Source_Text"><text:span text:style-name="KeywordTok">foreach</text:span></text:span> loop that displays all the books.</text:p>
        </text:list-item>
        <text:list-item>
          <text:p text:style-name="P6">Add statements where you ask the user to enter a year, then modify the <text:span text:style-name="Source_Text"><text:span text:style-name="KeywordTok">foreach</text:span></text:span> loop to display only books published on or after the year the user entered.</text:p>
        </text:list-item>
        <text:list-item>
          <text:p text:style-name="P6">Write a <text:span text:style-name="Source_Text"><text:span text:style-name="KeywordTok">for</text:span>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38Z</meta:creation-date>
    <dc:date>2024-03-27T23:15:38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